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ource Code Pro" svg:font-family="'Source Code Pro', monospace"/>
    <style:font-face style:name="Source Sans Pro" svg:font-family="'Source Sans Pro', sans-serif"/>
    <style:font-face style:name="inherit" svg:font-family="inherit"/>
    <style:font-face style:name="Times New Roman1" svg:font-family="'Times New Roman'" style:font-family-generic="roman"/>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Title">
      <style:text-properties fo:font-size="20pt" style:font-size-asian="20pt" style:font-size-complex="20pt"/>
    </style:style>
    <style:style style:name="P3" style:family="paragraph" style:parent-style-name="Text_20_body">
      <style:text-properties officeooo:rsid="000f275f" officeooo:paragraph-rsid="000f275f"/>
    </style:style>
    <style:style style:name="P4" style:family="paragraph" style:parent-style-name="Text_20_body" style:list-style-name="L7" style:master-page-name="">
      <style:paragraph-properties fo:margin-left="0.9cm" fo:margin-right="0cm" fo:margin-top="0cm" fo:margin-bottom="0.212cm" loext:contextual-spacing="false" fo:text-indent="-0.6cm" style:auto-text-indent="false" style:page-number="auto"/>
      <style:text-properties officeooo:rsid="000f275f" officeooo:paragraph-rsid="000f275f"/>
    </style:style>
    <style:style style:name="P5" style:family="paragraph" style:parent-style-name="Text_20_body" style:list-style-name="L7">
      <style:paragraph-properties fo:margin-left="0.9cm" fo:margin-right="0cm" fo:margin-top="0cm" fo:margin-bottom="0.212cm" loext:contextual-spacing="false" fo:text-indent="-0.6cm" style:auto-text-indent="false"/>
      <style:text-properties officeooo:rsid="000f275f" officeooo:paragraph-rsid="000f275f"/>
    </style:style>
    <style:style style:name="P6" style:family="paragraph" style:parent-style-name="Preformatted_20_Text" style:list-style-name="L1">
      <style:text-properties fo:font-size="12pt" style:font-size-asian="12pt" style:font-size-complex="12pt"/>
    </style:style>
    <style:style style:name="P7" style:family="paragraph" style:parent-style-name="Preformatted_20_Text" style:list-style-name="L2">
      <style:text-properties fo:font-size="12pt" officeooo:paragraph-rsid="000cddf8" style:font-size-asian="12pt" style:font-size-complex="12pt"/>
    </style:style>
    <style:style style:name="P8" style:family="paragraph" style:parent-style-name="Preformatted_20_Text" style:list-style-name="L3">
      <style:text-properties fo:font-size="12pt" officeooo:paragraph-rsid="000cddf8" style:font-size-asian="12pt" style:font-size-complex="12pt"/>
    </style:style>
    <style:style style:name="P9" style:family="paragraph" style:parent-style-name="Preformatted_20_Text" style:list-style-name="L3">
      <style:text-properties officeooo:paragraph-rsid="000cddf8"/>
    </style:style>
    <style:style style:name="T1" style:family="text">
      <style:text-properties officeooo:rsid="000cddf8"/>
    </style:style>
    <style:style style:name="T2" style:family="text">
      <style:text-properties fo:font-size="12pt" style:font-size-asian="12pt" style:font-size-complex="12pt"/>
    </style:style>
    <style:style style:name="T3" style:family="text">
      <style:text-properties fo:font-size="12pt" officeooo:rsid="000cddf8" style:font-size-asian="12pt" style:font-size-complex="12pt"/>
    </style:style>
    <style:style style:name="T4" style:family="text">
      <style:text-properties officeooo:rsid="000dc23f"/>
    </style:style>
    <style:style style:name="T5" style:family="text">
      <style:text-properties officeooo:rsid="001015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tiger-LibreOffice-MailMerge</text:p>
      <text:p text:style-name="P3"><text:span text:style-name="T2"/></text:p>
      <text:p text:style-name="P3"/>
      <text:h text:style-name="Heading_20_1" text:outline-level="1"><text:span text:style-name="T2">Description</text:span></text:h>
      <text:p text:style-name="P3"><text:span text:style-name="T2">Vtiger Mail Merge Module can be used to do mail merge in Vtiger CRM system. </text:span></text:p>
      <text:p text:style-name="P3"/>
      <text:h text:style-name="Heading_20_1" text:outline-level="1"><text:span text:style-name="T2">Requisites</text:span></text:h>
      <text:p text:style-name="P3"><text:span text:style-name="T2">1. VTiger 6.0</text:span></text:p>
      <text:p text:style-name="P3"><text:span text:style-name="T2">1. VTiger 6.1</text:span></text:p>
      <text:p text:style-name="P3"><text:span text:style-name="T2">3. Libre Office (For editing documents only)</text:span></text:p>
      <text:p text:style-name="P3"/>
      <text:p text:style-name="P3"><text:span text:style-name="T2">-------------</text:span></text:p>
      <text:p text:style-name="P3"/>
      <text:h text:style-name="Heading_20_1" text:outline-level="1"><text:span text:style-name="T2">Installation on Vtiger 6.0.0</text:span></text:h>
      <text:p text:style-name="P3"/>
      <text:p text:style-name="P3"><text:span text:style-name="T2"><text:s/>1. Login to VTiger CRM with admin credentials.</text:span></text:p>
      <text:p text:style-name="P3"><text:span text:style-name="T2"><text:s/>2. Go to CRM Settings</text:span></text:p>
      <text:p text:style-name="P3"><text:span text:style-name="T2"><text:s/>3. Under Studio click `Module Manager`</text:span></text:p>
      <text:p text:style-name="P3"><text:span text:style-name="T2"><text:s/>4. Click `Install from File` option</text:span></text:p>
      <text:p text:style-name="P3"><text:span text:style-name="T2"><text:s/>5. Select zip file Vtiger-LibreOffice-MailMerge_Plugin.zip provided in the plugin folder.</text:span></text:p>
      <text:p text:style-name="P3"><text:span text:style-name="T2"><text:s/>6. Click Import and install module.</text:span></text:p>
      <text:p text:style-name="P3"><text:span text:style-name="T2"><text:s/></text:span></text:p>
      <text:h text:style-name="Heading_20_1" text:outline-level="1"><text:span text:style-name="T2">Installation on Vtiger 6.1.0</text:span></text:h>
      <text:p text:style-name="P3"><text:span text:style-name="T2"><text:s/>1. Login to VTiger CRM with admin credentials.</text:span></text:p>
      <text:p text:style-name="P3"><text:span text:style-name="T2"><text:s/>2. Go to CRM Settings</text:span></text:p>
      <text:p text:style-name="P3"><text:span text:style-name="T2"><text:s/>3. Under Studio click `Module Manager`</text:span></text:p>
      <text:p text:style-name="P3"><text:span text:style-name="T2"><text:s/>4. Click `Install from zip` option</text:span></text:p>
      <text:p text:style-name="P3"><text:span text:style-name="T2"><text:s/>5. Select zip file Vtiger-LibreOffice-MailMerge_Plugin.zip provided in the plugin folder.</text:span></text:p>
      <text:p text:style-name="P3"><text:span text:style-name="T2"><text:s/>6. Click Import and install module.</text:span></text:p>
      <text:p text:style-name="P3"/>
      <text:p text:style-name="P3"/>
      <text:p text:style-name="P3"/>
      <text:h text:style-name="Heading_20_1" text:outline-level="1"><text:soft-page-break/><text:span text:style-name="T2">Usage</text:span></text:h>
      <text:p text:style-name="P3"><text:span text:style-name="T2">Create a template file using <text:s/>LibreOffice. As placeholders for the fields in vtiger CRM use the name of the entity followed by the name of the field without any spaces and in capital letters, for example: <text:s/>ACCOUNT_ACCOUNTNAME will be replaced with the real account name being merged.</text:span></text:p>
      <text:p text:style-name="P3"><text:span text:style-name="T2">OR </text:span></text:p>
      <text:p text:style-name="P3"><text:span text:style-name="T2">you can get the list of fields to be merged in 'Module Merge Field List' section by clicking the link 'Module Merge Field List' ,and on the next page by selecting module you will get merge field list</text:span></text:p>
      <text:p text:style-name="P3"><text:span text:style-name="T2">for a particular module.</text:span></text:p>
      <text:p text:style-name="P3"/>
      <text:p text:style-name="P3"><text:span text:style-name="T2">These templates follow the same rules as Vtiger CRM normal mail templates and can only have one record per template. <text:s/>An example template oo-test-template.odt is also included in the archive. The template uses labels as an example. For example:</text:span></text:p>
      <text:p text:style-name="P3"/>
      <text:p text:style-name="P3"><text:span text:style-name="T2">Test some Accounts module merge fields</text:span></text:p>
      <text:p text:style-name="P3"/>
      <text:p text:style-name="P3"><text:span text:style-name="T2">accounts_type=ACCOUNT_TYPE</text:span></text:p>
      <text:p text:style-name="P3"><text:span text:style-name="T2">accounts_phone=ACCOUNT_PHONE</text:span></text:p>
      <text:p text:style-name="P3"><text:span text:style-name="T2">accounts_email=ACCOUNT_EMAIL</text:span></text:p>
      <text:p text:style-name="P3"><text:span text:style-name="T2">accounts_siccode=ACCOUNT_SICCODE</text:span></text:p>
      <text:p text:style-name="P3"><text:span text:style-name="T2">accounts_accountname=ACCOUNT_ACCOUNTNAME</text:span></text:p>
      <text:p text:style-name="P3"><text:span text:style-name="T2">accounts_billingaddress=ACCOUNT_BILLINGADDRESS</text:span></text:p>
      <text:p text:style-name="P3"><text:span text:style-name="T2">accounts_billingcode=ACCOUNT_BILLINGCODE</text:span></text:p>
      <text:p text:style-name="P3"><text:span text:style-name="T2">accounts_billingstate=ACCOUNT_BILLINGSTATE</text:span></text:p>
      <text:p text:style-name="P3"><text:span text:style-name="T2">accounts_billingpobox=ACCOUNT_BILLINGPOBOX</text:span></text:p>
      <text:p text:style-name="P3"><text:span text:style-name="T2">accounts_billingcity=ACCOUNT_BILLINGCITY</text:span></text:p>
      <text:p text:style-name="P3"><text:span text:style-name="T2">accounts_billingcountry=ACCOUNT_BILLINGCOUNTRY</text:span></text:p>
      <text:p text:style-name="P3"><text:span text:style-name="T2">accounts_shippingaddress=ACCOUNT_SHIPPINGADDRESS</text:span></text:p>
      <text:p text:style-name="P3"><text:span text:style-name="T2">accounts_shippingcode=ACCOUNT_SHIPPINGCODE</text:span></text:p>
      <text:p text:style-name="P3"><text:span text:style-name="T2">accounts_shippingstate=ACCOUNT_SHIPPINGSTATE</text:span></text:p>
      <text:p text:style-name="P3"><text:span text:style-name="T2">accounts_shippingpobox=ACCOUNT_SHIPPINGPOBOX</text:span></text:p>
      <text:p text:style-name="P3"><text:span text:style-name="T2">accounts_shippingcity=ACCOUNT_SHIPPINGCITY</text:span></text:p>
      <text:p text:style-name="P3"><text:span text:style-name="T2">accounts_shippingcountry=ACCOUNT_SHIPPINGCOUNTRY</text:span></text:p>
      <text:p text:style-name="P3"/>
      <text:p text:style-name="P3"><text:span text:style-name="T2">The supported modules are Leads, HelpDesk, Accounts, Contacts.</text:span></text:p>
      <text:p text:style-name="P3"/>
      <text:p text:style-name="P3"><text:span text:style-name="T2"><text:s/></text:span></text:p>
      <text:list xml:id="list8190985970725512433" text:style-name="L7">
        <text:list-item>
          <text:p text:style-name="P4"><text:soft-page-break/><text:span text:style-name="T2">Click on Merge <text:s/>Modules</text:span></text:p>
        </text:list-item>
        <text:list-item>
          <text:p text:style-name="P5"><text:span text:style-name="T2">Select “merge {moduleName} Module” link you want to merge and after that <text:s/>on next page, select one or more items (e.g. one or more Contacts), choose the correct template in the 'Select template to Mail Merge:' combobox and click the 'Merge' button.</text:span></text:p>
        </text:list-item>
        <text:list-item>
          <text:p text:style-name="P5"><text:span text:style-name="T2">After Merging, it will produce the merged document and it will automatically latched with document module, and it will also latched with particular record of module <text:s/>and will show up in document section of that recor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Source Code Pro" svg:font-family="'Source Code Pro', monospace"/>
    <style:font-face style:name="Source Sans Pro" svg:font-family="'Source Sans Pro', sans-serif"/>
    <style:font-face style:name="inherit" svg:font-family="inherit"/>
    <style:font-face style:name="Times New Roman1" svg:font-family="'Times New Roman'" style:font-family-generic="roman"/>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style:font-family-generic="roman"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7T19:52:13.271779058</dc:date>
    <dc:creator>Gurvinder Dadyala</dc:creator>
    <meta:generator>LibreOffice/4.3.4.1$Linux_X86_64 LibreOffice_project/bc356b2f991740509f321d70e4512a6a54c5f243</meta:generator>
    <meta:editing-duration>PT2H19M52S</meta:editing-duration>
    <meta:editing-cycles>15</meta:editing-cycles>
    <meta:document-statistic meta:table-count="0" meta:image-count="0" meta:object-count="0" meta:page-count="4" meta:paragraph-count="52" meta:word-count="368" meta:character-count="2833" meta:non-whitespace-character-count="2496"/>
  </office:meta>
</office:document-meta>
</file>